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Nouns</text:span><text:line-break/><text:line-break/><text:span text:style-name="Strong_20_Emphasis">A noun is a name of a person, place , animal, thing , idea or feeling.</text:span><text:line-break/><text:line-break/><text:span text:style-name="Strong_20_Emphasis">Kinds of Nouns:</text:span><text:line-break/> 1<text:span text:style-name="Strong_20_Emphasis">. Common Nouns-&gt; The names of people , animals or things in general. Fr ex- boy,girl,man,woman,river,sea,bird,mountain,book,pen,field,</text:span><text:line-break/> <text:span text:style-name="Strong_20_Emphasis">gargen,road, newspaper.</text:span><text:line-break/> <text:line-break/> 2. <text:span text:style-name="Strong_20_Emphasis">Proper noun-&gt; The names of specific people, places,animals or things . Fr Ex- &gt; Ahmad, Radha, Delhi,Tuffy,Willy,The Pacific Ocean. The Ganga,The Ramayana, and The Times of India.</text:span><text:line-break/> Proper nouns always start with capital . No use of <text:span text:style-name="Strong_20_Emphasis">the with a name of a person .</text:span><text:line-break/> <text:line-break/> 3. <text:span text:style-name="Strong_20_Emphasis">Collective noun-&gt; They are a group of collection or a group of people, animal or things.</text:span><text:line-break/> Ex- An army of soldiers, A loaf of bread , A Shoel of fish, A bunch of keys, A bundle of sticks.<text:line-break/> <text:line-break/> 4. <text:span text:style-name="Strong_20_Emphasis">Abstract noun-&gt; The nouns denotes an idea or a quality or state of being.</text:span><text:line-break/> Ex- Beauty, Greed, Strength, love, hatred, bravery, length, heat.<text:line-break/> <text:line-break/><text:span text:style-name="Strong_20_Emphasis"> Vocabs-&gt;</text:span><text:line-break/> 1.<text:span text:style-name="Strong_20_Emphasis">Paramount </text:span>-Important, vital,crucial, necessary,essential.<text:line-break/> 2.<text:span text:style-name="Strong_20_Emphasis"> resilient </text:span>-&gt; ability of a person to recover quickly.<text:line-break/> 3.<text:span text:style-name="Strong_20_Emphasis"> Sacred -</text:span>&gt; connected with god, religious<text:line-break/> 4<text:span text:style-name="Strong_20_Emphasis">. Recurrent -</text:span>&gt; ocurring often or repeatedly .<text:line-break/> 5. <text:span text:style-name="Strong_20_Emphasis">innate -</text:span>&gt; in born , natural<text:line-break/>  <text:span text:style-name="Strong_20_Emphasis">Make sentences with the above words n use it practically in your daily life.</text:span><text:line-break/> <text:line-break/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fb15a5f</dc:title>
    <meta:initial-creator>Etherpad</meta:initial-creator>
    <dc:creator>Etherpad</dc:creator>
    <meta:document-statistic meta:table-count="0" meta:image-count="0" meta:object-count="0" meta:page-count="1" meta:paragraph-count="1" meta:word-count="198" meta:character-count="1200" meta:non-whitespace-character-count="973"/>
    <meta:generator>LibreOffice/6.2.8.2$Linux_X86_64 LibreOffice_project/20$Build-2</meta:generator>
    <meta:user-defined meta:name=""/>
  </office:meta>
</office:document-meta>
</file>